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17B74D54E6528A83400.png" manifest:media-type="image/png"/>
  <manifest:file-entry manifest:full-path="Pictures/10000201000000C500000068B6776C8C85EE9BA7.png" manifest:media-type="image/png"/>
  <manifest:file-entry manifest:full-path="Pictures/10000201000001160000007E2872372AAA60CE77.png" manifest:media-type="image/png"/>
  <manifest:file-entry manifest:full-path="Pictures/10000201000000A10000006A3E17DE12CF6BACE9.png" manifest:media-type="image/png"/>
  <manifest:file-entry manifest:full-path="Pictures/100002010000011A00000054A8C80C343B33200D.png" manifest:media-type="image/png"/>
  <manifest:file-entry manifest:full-path="Pictures/10000201000001180000003D6A6239EF8E812242.png" manifest:media-type="image/png"/>
  <manifest:file-entry manifest:full-path="Pictures/10000201000000EC0000007E4DBA164264BBD1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Horizontal_20_Line">
      <style:text-properties officeooo:rsid="03254d29" officeooo:paragraph-rsid="004e93f6"/>
    </style:style>
    <style:style style:name="P8" style:family="paragraph" style:parent-style-name="Text_20_body">
      <style:text-properties officeooo:rsid="0329ae71" officeooo:paragraph-rsid="004e93f6"/>
    </style:style>
    <style:style style:name="P9" style:family="paragraph" style:parent-style-name="Text_20_body">
      <style:text-properties officeooo:rsid="025aa38b" officeooo:paragraph-rsid="004e93f6"/>
    </style:style>
    <style:style style:name="P10" style:family="paragraph" style:parent-style-name="Text_20_body">
      <style:text-properties officeooo:rsid="025aa38b" officeooo:paragraph-rsid="00504d1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9" style:family="paragraph" style:parent-style-name="Heading_20_2">
      <style:text-properties officeooo:paragraph-rsid="004e93f6"/>
    </style:style>
    <style:style style:name="P20" style:family="paragraph" style:parent-style-name="Heading_20_2">
      <style:text-properties officeooo:paragraph-rsid="00504d19"/>
    </style:style>
    <style:style style:name="P21" style:family="paragraph" style:parent-style-name="Text_20_body">
      <style:text-properties officeooo:rsid="025aa38b" officeooo:paragraph-rsid="004e93f6"/>
    </style:style>
    <style:style style:name="P22" style:family="paragraph" style:parent-style-name="Text_20_body">
      <style:text-properties officeooo:rsid="025aa38b" officeooo:paragraph-rsid="00555929"/>
    </style:style>
    <style:style style:name="P23" style:family="paragraph" style:parent-style-name="Text_20_body">
      <style:text-properties officeooo:rsid="00555929" officeooo:paragraph-rsid="00555929"/>
    </style:style>
    <style:style style:name="P24" style:family="paragraph" style:parent-style-name="Text_20_body">
      <style:text-properties officeooo:rsid="00504d19" officeooo:paragraph-rsid="00504d19"/>
    </style:style>
    <style:style style:name="P25" style:family="paragraph" style:parent-style-name="Text_20_body">
      <style:text-properties officeooo:paragraph-rsid="00555929"/>
    </style:style>
    <style:style style:name="P26" style:family="paragraph" style:parent-style-name="Text_20_body">
      <style:text-properties officeooo:rsid="00561cce" officeooo:paragraph-rsid="00561cce"/>
    </style:style>
    <style:style style:name="P27" style:family="paragraph" style:parent-style-name="Text_20_body">
      <style:text-properties officeooo:paragraph-rsid="00561c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ce34e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4e93f6"/>
    </style:style>
    <style:style style:name="T12" style:family="text">
      <style:text-properties officeooo:rsid="0341531c"/>
    </style:style>
    <style:style style:name="T13" style:family="text">
      <style:text-properties officeooo:rsid="004fa18f"/>
    </style:style>
    <style:style style:name="T14" style:family="text">
      <style:text-properties officeooo:rsid="0343df78"/>
    </style:style>
    <style:style style:name="T15" style:family="text">
      <style:text-properties officeooo:rsid="0055592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3 Editors - Graph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3 Editors - Graph Editor - Select Menu</text:p>
          </text:index-title>
          <text:p text:style-name="P13"><text:a xlink:type="simple" xlink:href="#__RefHeading___Toc3654_4126228218" text:style-name="Index_20_Link" text:visited-style-name="Index_20_Link">Dopesheet Editor - Select Menu<text:tab/>2</text:a></text:p>
          <text:p text:style-name="P15"><text:a xlink:type="simple" xlink:href="#__RefHeading___Toc7479_4102598509" text:style-name="Index_20_Link" text:visited-style-name="Index_20_Link">All<text:tab/>2</text:a></text:p>
          <text:p text:style-name="P15"><text:a xlink:type="simple" xlink:href="#__RefHeading___Toc1077_2074365274" text:style-name="Index_20_Link" text:visited-style-name="Index_20_Link">None<text:tab/>2</text:a></text:p>
          <text:p text:style-name="P15"><text:a xlink:type="simple" xlink:href="#__RefHeading___Toc1079_2074365274" text:style-name="Index_20_Link" text:visited-style-name="Index_20_Link">Inverse<text:tab/>2</text:a></text:p>
          <text:p text:style-name="P15"><text:a xlink:type="simple" xlink:href="#__RefHeading___Toc7481_4102598509" text:style-name="Index_20_Link" text:visited-style-name="Index_20_Link">Box Select<text:tab/>2</text:a></text:p>
          <text:p text:style-name="P15"><text:a xlink:type="simple" xlink:href="#__RefHeading___Toc7483_4102598509" text:style-name="Index_20_Link" text:visited-style-name="Index_20_Link">Box Select(Axis Range)<text:tab/>2</text:a></text:p>
          <text:p text:style-name="P16"><text:a xlink:type="simple" xlink:href="#__RefHeading___Toc392_3661500072" text:style-name="Index_20_Link" text:visited-style-name="Index_20_Link">Last Operator Box Select<text:tab/>2</text:a></text:p>
          <text:p text:style-name="P17"><text:a xlink:type="simple" xlink:href="#__RefHeading___Toc394_3661500072" text:style-name="Index_20_Link" text:visited-style-name="Index_20_Link">Axis Range<text:tab/>2</text:a></text:p>
          <text:p text:style-name="P17"><text:a xlink:type="simple" xlink:href="#__RefHeading___Toc396_3661500072" text:style-name="Index_20_Link" text:visited-style-name="Index_20_Link">Include Handles<text:tab/>2</text:a></text:p>
          <text:p text:style-name="P17"><text:a xlink:type="simple" xlink:href="#__RefHeading___Toc398_3661500072" text:style-name="Index_20_Link" text:visited-style-name="Index_20_Link">Tweak<text:tab/>3</text:a></text:p>
          <text:p text:style-name="P17"><text:a xlink:type="simple" xlink:href="#__RefHeading___Toc400_3661500072" text:style-name="Index_20_Link" text:visited-style-name="Index_20_Link">Mode<text:tab/>3</text:a></text:p>
          <text:p text:style-name="P15"><text:a xlink:type="simple" xlink:href="#__RefHeading___Toc3675_3288610003" text:style-name="Index_20_Link" text:visited-style-name="Index_20_Link">Circle Select<text:tab/>3</text:a></text:p>
          <text:p text:style-name="P15"><text:a xlink:type="simple" xlink:href="#__RefHeading___Toc7485_4102598509" text:style-name="Index_20_Link" text:visited-style-name="Index_20_Link">Columns on Selected Keys<text:tab/>3</text:a></text:p>
          <text:p text:style-name="P15"><text:a xlink:type="simple" xlink:href="#__RefHeading___Toc7487_4102598509" text:style-name="Index_20_Link" text:visited-style-name="Index_20_Link">Columns on Current Frame<text:tab/>3</text:a></text:p>
          <text:p text:style-name="P15"><text:a xlink:type="simple" xlink:href="#__RefHeading___Toc7489_4102598509" text:style-name="Index_20_Link" text:visited-style-name="Index_20_Link">Columns on Selected Markers<text:tab/>3</text:a></text:p>
          <text:p text:style-name="P15"><text:a xlink:type="simple" xlink:href="#__RefHeading___Toc7491_4102598509" text:style-name="Index_20_Link" text:visited-style-name="Index_20_Link">Between Selected Markers<text:tab/>3</text:a></text:p>
          <text:p text:style-name="P16"><text:a xlink:type="simple" xlink:href="#__RefHeading___Toc402_3661500072" text:style-name="Index_20_Link" text:visited-style-name="Index_20_Link">Last Operator Select All<text:tab/>3</text:a></text:p>
          <text:p text:style-name="P17"><text:a xlink:type="simple" xlink:href="#__RefHeading___Toc404_3661500072" text:style-name="Index_20_Link" text:visited-style-name="Index_20_Link">Mode<text:tab/>3</text:a></text:p>
          <text:p text:style-name="P15"><text:a xlink:type="simple" xlink:href="#__RefHeading___Toc7493_4102598509" text:style-name="Index_20_Link" text:visited-style-name="Index_20_Link">Linked<text:tab/>3</text:a></text:p>
          <text:p text:style-name="P15"><text:a xlink:type="simple" xlink:href="#__RefHeading___Toc7495_4102598509" text:style-name="Index_20_Link" text:visited-style-name="Index_20_Link">Before current Frame<text:tab/>3</text:a></text:p>
          <text:p text:style-name="P15"><text:a xlink:type="simple" xlink:href="#__RefHeading___Toc7497_4102598509" text:style-name="Index_20_Link" text:visited-style-name="Index_20_Link">After current Frame<text:tab/>3</text:a></text:p>
          <text:p text:style-name="P16"><text:a xlink:type="simple" xlink:href="#__RefHeading___Toc406_3661500072" text:style-name="Index_20_Link" text:visited-style-name="Index_20_Link">Last Operator Select Left/Right<text:tab/>4</text:a></text:p>
          <text:p text:style-name="P17"><text:a xlink:type="simple" xlink:href="#__RefHeading___Toc408_3661500072" text:style-name="Index_20_Link" text:visited-style-name="Index_20_Link">Mode<text:tab/>4</text:a></text:p>
          <text:p text:style-name="P17"><text:a xlink:type="simple" xlink:href="#__RefHeading___Toc410_3661500072" text:style-name="Index_20_Link" text:visited-style-name="Index_20_Link">Extend Select<text:tab/>4</text:a></text:p>
          <text:p text:style-name="P15"><text:a xlink:type="simple" xlink:href="#__RefHeading___Toc7499_4102598509" text:style-name="Index_20_Link" text:visited-style-name="Index_20_Link">More<text:tab/>4</text:a></text:p>
          <text:p text:style-name="P15"><text:a xlink:type="simple" xlink:href="#__RefHeading___Toc3703_3288610003" text:style-name="Index_20_Link" text:visited-style-name="Index_20_Link">Less<text:tab/>4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8" text:outline-level="1"><text:bookmark-start text:name="__RefHeading___Toc3654_4126228218"/><text:span text:style-name="T7">D</text:span><text:span text:style-name="T8">opesheet</text:span><text:span text:style-name="T10"> Editor - </text:span><text:span text:style-name="T8">S</text:span><text:span text:style-name="T9">elect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4cm" svg:height="6.421cm" draw:z-index="0"><draw:image xlink:href="Pictures/10000201000000D10000017B74D54E6528A83400.png" xlink:type="simple" xlink:show="embed" xlink:actuate="onLoad" loext:mime-type="image/png"/></draw:frame>The <text:span text:style-name="T11">Select menu contains various tools to select elements.</text:span></text:p>
      <text:p text:style-name="P3"><text:line-break/><text:span text:style-name="T11">The content is the same in all modes. With one exception. Grease Pencil mode is missing the More / Less menu items.</text:span></text:p>
      <text:p text:style-name="P4"/>
      <text:h text:style-name="P19" text:outline-level="2"><text:bookmark-start text:name="__RefHeading___Toc7479_4102598509"/>All <text:bookmark-end text:name="__RefHeading___Toc7479_4102598509"/></text:h>
      <text:p text:style-name="P8">Select everything.</text:p>
      <text:h text:style-name="P19" text:outline-level="2"><text:bookmark-start text:name="__RefHeading___Toc1077_2074365274"/>None<text:bookmark-end text:name="__RefHeading___Toc1077_2074365274"/></text:h>
      <text:p text:style-name="P8">Select nothing.</text:p>
      <text:h text:style-name="P19" text:outline-level="2"><text:bookmark-start text:name="__RefHeading___Toc1079_2074365274"/>Inverse<text:bookmark-end text:name="__RefHeading___Toc1079_2074365274"/></text:h>
      <text:p text:style-name="P8">Invert the current selection.</text:p>
      <text:p text:style-name="P7"/>
      <text:h text:style-name="P19" text:outline-level="2"><text:bookmark-start text:name="__RefHeading___Toc7481_4102598509"/>Bo<text:span text:style-name="T12">x Select</text:span><text:bookmark-end text:name="__RefHeading___Toc7481_4102598509"/></text:h>
      <text:p text:style-name="P9">Box select enters the Border Select mode. Select elements by dragging a rectangle around it. Just what's inside of the rectangle gets selected then. </text:p>
      <text:p text:style-name="P9">It adds to selection by default. To subtract from selection hold down Shift key. </text:p>
      <text:p text:style-name="P9">The selection gets applied when you release the mouse. You leave the mode automatically when you release the mouse.</text:p>
      <text:h text:style-name="P19" text:outline-level="2"><text:bookmark-start text:name="__RefHeading___Toc7483_4102598509"/>Bo<text:span text:style-name="T12">x Select(Axis Range)</text:span><text:bookmark-end text:name="__RefHeading___Toc7483_4102598509"/></text:h>
      <text:p text:style-name="P10">Box select enters the Border Select mode. Select elements by dragging a rectangle around it. And what's inside the horizontal range of the rectangle gets selected then. Even when the keyframes are outside of the rectangle.</text:p>
      <text:p text:style-name="P9">It adds to selection by default. To subtract from selec<text:span text:style-name="T13">feini</text:span>tion hold down Shift key. </text:p>
      <text:p text:style-name="P9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2872372AAA60CE77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22"><text:span text:style-name="T15">W</text:span>hat's inside the horizontal range of the rectangle gets selected<text:span text:style-name="T15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23">Also select the curve handles.</text:p>
      <text:h text:style-name="Heading_20_4" text:outline-level="4"><text:bookmark-start text:name="__RefHeading___Toc398_3661500072"/><text:soft-page-break/>Tweak<text:bookmark-end text:name="__RefHeading___Toc398_3661500072"/></text:h>
      <text:p text:style-name="Text_20_body">Operator has been activated using a tweak event<text:span text:style-name="T15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3E17DE12CF6BACE9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23">The selection mode to use.</text:p>
      <text:h text:style-name="P19" text:outline-level="2"><text:bookmark-start text:name="__RefHeading___Toc3675_3288610003"/>Circle Select<text:bookmark-end text:name="__RefHeading___Toc3675_3288610003"/></text:h>
      <text:p text:style-name="P9">Circle select enters the Circle Select mode. This is a special select mode where you can select elements by moving with the mouse over it. It adds to selection by default. </text:p>
      <text:p text:style-name="P9">To subtract from selection hold down Shift key. To exit the Circle select click with the right mouse button.</text:p>
      <text:p text:style-name="P9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2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2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2">Select the keyframes between the selected markers. You need to have markers in the view for this feature.</text:p>
      <text:h text:style-name="Heading_20_3" text:outline-level="3"><draw:frame draw:style-name="fr1" draw:name="Bild3" text:anchor-type="paragraph" svg:y="0.136cm" svg:width="4.74cm" svg:height="1.03cm" draw:z-index="3"><draw:image xlink:href="Pictures/10000201000001180000003D6A6239EF8E812242.png" xlink:type="simple" xlink:show="embed" xlink:actuate="onLoad" loext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201000000EC0000007E4DBA164264BBD1CF.png" xlink:type="simple" xlink:show="embed" xlink:actuate="onLoad" loext:mime-type="image/png"/></draw:frame><text:bookmark-start text:name="__RefHeading___Toc404_3661500072"/>Mode <text:bookmark-end text:name="__RefHeading___Toc404_3661500072"/></text:h>
      <text:p text:style-name="P25"><text:span text:style-name="T15">The selection mode to use.</text:span></text:p>
      <text:p text:style-name="P25"/>
      <text:h text:style-name="P20" text:outline-level="2"><text:bookmark-start text:name="__RefHeading___Toc7493_4102598509"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2010000011A00000054A8C80C343B33200D.png" xlink:type="simple" xlink:show="embed" xlink:actuate="onLoad" loext:mime-type="image/png"/></draw:frame><text:bookmark-start text:name="__RefHeading___Toc406_3661500072"/><text:soft-page-break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201000000C500000068B6776C8C85EE9BA7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27"><text:span text:style-name="T15">The selection mode to use.</text:span></text:p>
      <text:h text:style-name="Heading_20_4" text:outline-level="4"><text:bookmark-start text:name="__RefHeading___Toc410_3661500072"/>Extend Select<text:bookmark-end text:name="__RefHeading___Toc410_3661500072"/></text:h>
      <text:p text:style-name="P26">Extend the current selection.</text:p>
      <text:h text:style-name="P20" text:outline-level="2"><text:bookmark-start text:name="__RefHeading___Toc7499_4102598509"/>More<text:bookmark-end text:name="__RefHeading___Toc7499_4102598509"/></text:h>
      <text:p text:style-name="P11">G<text:span text:style-name="T14">row the selection.</text:span></text:p>
      <text:h text:style-name="P20" text:outline-level="2"><text:bookmark-start text:name="__RefHeading___Toc3703_3288610003"/>Less<text:bookmark-end text:name="__RefHeading___Toc3703_3288610003"/></text:h>
      <text:p text:style-name="P11">S<text:span text:style-name="T14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ee24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ce34e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3</text:span><text:span text:style-name="MT1"> Editors - </text:span><text:span text:style-name="MT2">Graph Editor</text:span><text:span text:style-name="MT3"> - S</text:span><text:span text:style-name="MT5">elect</text:span><text:span text:style-name="MT6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4M8S</meta:editing-duration>
    <meta:editing-cycles>44</meta:editing-cycles>
    <meta:generator>LibreOffice/6.3.2.2$Windows_X86_64 LibreOffice_project/98b30e735bda24bc04ab42594c85f7fd8be07b9c</meta:generator>
    <dc:date>2020-05-29T10:51:04.299000000</dc:date>
    <meta:document-statistic meta:table-count="1" meta:image-count="7" meta:object-count="0" meta:page-count="4" meta:paragraph-count="85" meta:word-count="526" meta:character-count="3053" meta:non-whitespace-character-count="2605"/>
    <meta:template xlink:type="simple" xlink:actuate="onRequest" xlink:title="standard1cm" xlink:href="../../../AppData/Roaming/LibreOffice/4/user/template/standard1cm.ott" meta:date="2016-03-29T10:37:00.996000000"/>
  </office:meta>
</office:document-meta>
</file>